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Liberation Serif1" svg:font-family="'Liberation Serif', serif"/>
    <style:font-face style:name="sans-serif" svg:font-family="sans-serif"/>
    <style:font-face style:name="serif" svg:font-family="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1" style:family="text">
      <style:text-properties style:font-name="Liberation Serif1" fo:font-size="11pt"/>
    </style:style>
    <style:style style:name="T2" style:family="text">
      <style:text-properties fo:font-size="11pt"/>
    </style:style>
    <style:style style:name="T3" style:family="text">
      <style:text-properties style:font-name="serif"/>
    </style:style>
    <style:style style:name="T4" style:family="text">
      <style:text-properties style:font-name="serif" fo:font-size="10.5pt"/>
    </style:style>
    <style:style style:name="T5" style:family="text">
      <style:text-properties style:font-name="sans-serif" fo:font-size="10.5pt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0.5pt"/>
    </style:style>
    <style:style style:name="T8" style:family="text">
      <style:text-properties fo:color="#000000" style:font-name="Arial1" fo:font-size="10.5pt"/>
    </style:style>
    <style:style style:name="T9" style:family="text">
      <style:text-properties fo:color="#000000" fo:font-size="10.5pt"/>
    </style:style>
    <style:style style:name="T10" style:family="text">
      <style:text-properties style:font-name="Arial1" fo:font-size="10.5pt"/>
    </style:style>
    <style:style style:name="T11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ta-se de execução de pena imposta a RITA DE CASSIA SANTOS DO NASCIMENTO, condenada a oito anos, quatro meses de reclusão, atualmente em regime fechado, por delitos capitulados nos artigos 33 e 35 da Lei de Drogas.</text:p>
      <text:p text:style-name="P4">Requereu a apenada, através de advogado, retificação da guia de execução penal, arguindo a aplicação de 1/8 para o cálculo de progressão de regime nos termos do artigo 112 §3º, da Lei de Execução Penal , alegando que cumpre todos os requisitos legais (evento 12.1).</text:p>
      <text:p text:style-name="P5">Ademais, requereu a progressão de regime do fechado para o semiaberto (evento 12.1).</text:p>
      <text:p text:style-name="P5">Interveio o Ministério Público, opinando favoravelmente acerca da retificação da GEP, para aplicar a fração de 1/8 no cálculo da progressão de regime, visto que a apenada cumpre os requisitos legais de forma cumulativa. Já quanto a progressão de regime, o órgão ministerial opinou pelo indeferimento, em razão da apenada responder outra ação penal com prisão preventiva decretada.</text:p>
      <text:p text:style-name="P5">Relatados.</text:p>
      <text:p text:style-name="P5">Vaticina no § 3º ao art. 112 da LEP  a aplicação da fração de 1/8 para cálculo de progressão de regime para as apenadas gestantes, mães ou responsáveis por crianças ou pessoa com deficiência, desde que cumpra os requisitos previsto na lei de forma cumulativa:<text:span text:style-name="T6">I - não ter cometido crime com violência ou grave ameaça a pessoa;</text:span> I<text:span text:style-name="T6">I - não ter cometido o crime contra seu filho ou dependente;</text:span> <text:span text:style-name="T6">III - ter cumprido ao menos 1/8 (um oitavo) da pena no regime anterior; IV - ser primária e ter bom comportamento carcerário, comprovado pelo diretor do estabelecimento; V - não ter integrado organização criminosa.</text:span> </text:p>
      <text:p text:style-name="P3">No caso, a apenada preenche os requisitos legais, acumulativamente, já que é mãe de filhos que dependem dela, e cumpre os demais requisitos elencados em lei, devendo ser aplicada a fração de 1/8 para o crime comum e hediondo.</text:p>
      <text:p text:style-name="P3">Isto posto, mando retificar a GEP, para constar a fração de 1/8 para cálculo da progressão de regime.</text:p>
      <text:p text:style-name="P2">P.R.I., expeça-se a competente Guia de Execução Penal retificadora e os ofícios de ordem à autoridade carcerária. Após cumprimento das diligências, voltem-me concluso para decidir acerca da progressão de reg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-serif"/>
    <style:font-face style:name="Liberation Serif1" svg:font-family="'Liberation Serif', serif"/>
    <style:font-face style:name="sans-serif" svg:font-family="sans-serif"/>
    <style:font-face style:name="serif" svg:font-family="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9:23:42.900000000</meta:creation-date>
    <dc:date>2019-05-30T09:25:31.374000000</dc:date>
    <meta:editing-duration>PT1M48S</meta:editing-duration>
    <meta:editing-cycles>1</meta:editing-cycles>
    <meta:document-statistic meta:table-count="0" meta:image-count="0" meta:object-count="0" meta:page-count="1" meta:paragraph-count="9" meta:word-count="345" meta:character-count="2095" meta:non-whitespace-character-count="1757"/>
    <meta:generator>LibreOffice/6.0.3.2$Windows_X86_64 LibreOffice_project/8f48d515416608e3a835360314dac7e47fd0b821</meta:generator>
  </office:meta>
</office:document-meta>
</file>